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 style:font-pitch="variable"/>
    <style:font-face style:name="Tiresias Infofont" svg:font-family="'Tiresias Infofont'" style:font-pitch="variable"/>
    <style:font-face style:name="Univers 45 Light1" svg:font-family="'Univers 45 Light'" style:font-family-generic="modern" style:font-pitch="variable"/>
    <style:font-face style:name="Univers 45 Light" svg:font-family="'Univers 45 Light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ChurchSlide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draw:gradient-step-count="256" presentation:display-footer="true" presentation:display-page-number="false" presentation:display-date-time="true"/>
    </style:style>
    <style:style style:name="gr1" style:family="graphic" style:parent-style-name="standard">
      <style:graphic-properties fo:min-height="2.525cm"/>
    </style:style>
    <style:style style:name="gr2" style:family="graphic">
      <style:graphic-properties style:protect="size"/>
    </style:style>
    <style:style style:name="gr3" style:family="graphic" style:parent-style-name="title">
      <style:graphic-properties fo:min-height="3.751cm"/>
    </style:style>
    <style:style style:name="gr4" style:family="graphic" style:parent-style-name="headline">
      <style:graphic-properties fo:min-height="0.772cm"/>
    </style:style>
    <style:style style:name="gr5" style:family="graphic" style:parent-style-name="text">
      <style:graphic-properties fo:min-height="14.278cm"/>
    </style:style>
    <style:style style:name="gr6" style:family="graphic" style:parent-style-name="textbody">
      <style:graphic-properties fo:min-height="15.87cm"/>
    </style:style>
    <style:style style:name="gr7" style:family="graphic" style:parent-style-name="Text_5f_1">
      <style:graphic-properties fo:min-height="14.278cm"/>
    </style:style>
    <style:style style:name="gr8" style:family="graphic" style:parent-style-name="textbody">
      <style:graphic-properties fo:min-height="12.686cm"/>
    </style:style>
    <style:style style:name="gr9" style:family="graphic" style:parent-style-name="text">
      <style:graphic-properties fo:min-height="15.87cm"/>
    </style:style>
    <style:style style:name="gr10" style:family="graphic" style:parent-style-name="text">
      <style:graphic-properties fo:min-height="12.686cm"/>
    </style:style>
    <style:style style:name="gr11" style:family="graphic" style:parent-style-name="textbody">
      <style:graphic-properties fo:min-height="9.502cm"/>
    </style:style>
    <style:style style:name="gr12" style:family="graphic" style:parent-style-name="Sermon_5f_1">
      <style:graphic-properties fo:min-height="2.304cm"/>
    </style:style>
    <style:style style:name="gr13" style:family="graphic" style:parent-style-name="Default_5f_1_5f_1">
      <style:graphic-properties draw:stroke="none" svg:stroke-color="#000000" draw:fill="none" draw:fill-color="#ffffff" draw:textarea-vertical-align="middle" draw:auto-grow-height="true" draw:auto-grow-width="false" fo:max-height="0cm" fo:min-height="14.482cm"/>
    </style:style>
    <style:style style:name="gr14" style:family="graphic" style:parent-style-name="Default_5f_1_5f_1">
      <style:graphic-properties draw:stroke="none" svg:stroke-color="#000000" draw:fill="none" draw:fill-color="#ffffff" draw:textarea-vertical-align="top" draw:auto-grow-height="true" draw:auto-grow-width="false" fo:max-height="0cm" fo:min-height="20.75cm"/>
    </style:style>
    <style:style style:name="gr15" style:family="graphic" style:parent-style-name="Default_5f_1_5f_1">
      <style:graphic-properties draw:stroke="none" svg:stroke-color="#000000" draw:fill="none" draw:fill-color="#ffffff" draw:textarea-vertical-align="top" draw:auto-grow-height="true" draw:auto-grow-width="false" fo:max-height="0cm" fo:min-height="21.314cm"/>
    </style:style>
    <style:style style:name="gr1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20.7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47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2cm"/>
    </style:style>
    <style:style style:name="gr19" style:family="graphic" style:parent-style-name="text">
      <style:graphic-properties fo:min-height="11.094cm"/>
    </style:style>
    <style:style style:name="pr1" style:family="presentation" style:parent-style-name="Default-title">
      <style:graphic-properties draw:auto-grow-height="true" fo:min-height="4.091cm"/>
    </style:style>
    <style:style style:name="pr2" style:family="presentation" style:parent-style-name="Default-subtitle">
      <style:graphic-properties draw:fill-color="#ffffff" draw:auto-grow-height="true" fo:min-height="12.86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.8cm" style:use-optimal-column-width="false"/>
    </style:style>
    <style:style style:name="co2" style:family="table-column">
      <style:table-column-properties style:column-width="26.115cm" style:use-optimal-column-width="false"/>
    </style:style>
    <style:style style:name="ro1" style:family="table-row">
      <style:table-row-properties style:row-height="3.343cm"/>
    </style:style>
    <style:style style:name="ro2" style:family="table-row">
      <style:table-row-properties style:row-height="1.997cm"/>
    </style:style>
    <style:style style:name="ro3" style:family="table-row">
      <style:table-row-properties style:row-height="3.733cm"/>
    </style:style>
    <style:style style:name="ro4" style:family="table-row">
      <style:table-row-properties style:row-height="1.999cm"/>
    </style:style>
    <style:style style:name="ce1" style:family="table-cell">
      <loext:graphic-properties draw:fill="none"/>
      <style:paragraph-properties fo:border="none"/>
      <style:text-properties fo:color="#ffffff" fo:font-size="44pt" style:font-size-asian="44pt" style:font-size-complex="44pt"/>
    </style:style>
    <style:style style:name="ce2" style:family="table-cell">
      <loext:graphic-properties draw:fill="none"/>
      <style:paragraph-properties fo:border="none"/>
      <style:text-properties fo:color="#bce4e5" fo:font-size="44pt" style:font-size-asian="44pt" style:font-size-complex="44pt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text-properties fo:font-size="44pt"/>
    </style:style>
    <style:style style:name="P6" style:family="paragraph">
      <style:text-properties style:font-name="Liberation Serif" fo:font-size="44pt"/>
    </style:style>
    <style:style style:name="P7" style:family="paragraph">
      <style:text-properties fo:font-size="18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54pt"/>
    </style:style>
    <style:style style:name="P11" style:family="paragraph">
      <loext:graphic-properties draw:fill="none" draw:fill-color="#ffffff"/>
      <style:text-properties style:font-name="Univers 45 Light1" fo:font-size="44pt" style:font-size-asian="44pt" style:font-size-complex="44pt"/>
    </style:style>
    <style:style style:name="P12" style:family="paragraph">
      <style:paragraph-properties fo:text-align="start"/>
      <style:text-properties fo:font-size="44pt"/>
    </style:style>
    <style:style style:name="P13" style:family="paragraph">
      <style:paragraph-properties fo:text-align="end"/>
      <style:text-properties fo:font-size="44pt"/>
    </style:style>
    <style:style style:name="P14" style:family="paragraph">
      <loext:graphic-properties draw:fill="none" draw:fill-color="#ffffff"/>
      <style:paragraph-properties fo:text-align="start"/>
      <style:text-properties style:font-name="Univers 45 Light1" fo:font-size="44pt" style:font-size-asian="44pt" style:font-size-complex="44pt"/>
    </style:style>
    <style:style style:name="P15" style:family="paragraph">
      <style:paragraph-properties fo:text-align="center"/>
      <style:text-properties fo:font-size="44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size="44pt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font-size="44pt" fo:hyphenate="false"/>
    </style:style>
    <style:style style:name="P18" style:family="paragraph">
      <loext:graphic-properties draw:fill="none" draw:fill-color="#ffffff"/>
      <style:paragraph-properties fo:text-align="center"/>
      <style:text-properties style:font-name="Univers 45 Light1" fo:font-size="44pt" style:font-size-asian="44pt" style:font-size-complex="44pt"/>
    </style:style>
    <style:style style:name="P19" style:family="paragraph">
      <style:paragraph-properties fo:margin-left="0cm" fo:margin-right="0cm" fo:text-align="end" fo:text-indent="0cm"/>
      <style:text-properties fo:font-size="40pt"/>
    </style:style>
    <style:style style:name="P20" style:family="paragraph">
      <loext:graphic-properties draw:fill="none" draw:fill-color="#ffffff"/>
      <style:paragraph-properties fo:margin-left="0cm" fo:margin-right="0cm" fo:text-align="end" fo:text-indent="0cm"/>
      <style:text-properties fo:font-size="40pt" style:font-size-asian="40pt" style:font-size-complex="40pt"/>
    </style:style>
    <style:style style:name="P21" style:family="paragraph">
      <loext:graphic-properties draw:fill="none" draw:fill-color="#ffffff"/>
      <style:text-properties style:font-name="Liberation Serif" fo:font-size="44pt" style:font-size-asian="44pt" style:font-size-complex="44pt"/>
    </style:style>
    <style:style style:name="T1" style:family="text">
      <style:text-properties style:font-name="Liberation Serif"/>
    </style:style>
    <style:style style:name="T2" style:family="text">
      <style:text-properties style:font-name="Tiresias Infofont" fo:font-size="18pt" style:font-size-asian="18pt" style:font-size-complex="18pt"/>
    </style:style>
    <style:style style:name="T3" style:family="text">
      <style:text-properties fo:color="#bce4e5" style:font-name="Tiresias Infofont" fo:font-size="18pt" style:font-size-asian="18pt" style:font-size-complex="18pt"/>
    </style:style>
    <style:style style:name="T4" style:family="text">
      <style:text-properties style:font-name="Liberation Serif" fo:font-size="44pt"/>
    </style:style>
    <style:style style:name="T5" style:family="text">
      <style:text-properties fo:font-size="18pt"/>
    </style:style>
    <style:style style:name="T6" style:family="text">
      <style:text-properties fo:font-size="44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variant="normal" fo:text-transform="none" fo:color="#8ccfb7" style:text-outline="false" style:text-line-through-style="none" style:text-line-through-type="none" style:text-position="0% 100%" style:font-name="Tiresias Infofont" fo:font-size="44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font-name="Univers 45 Light1" fo:font-size="44pt" style:font-size-asian="44pt" style:font-size-complex="44pt"/>
    </style:style>
    <style:style style:name="T10" style:family="text">
      <style:text-properties fo:color="#bce4e5" style:font-name="Univers 45 Light1" fo:font-size="44pt" style:font-size-asian="44pt" style:font-size-complex="44pt"/>
    </style:style>
    <style:style style:name="T11" style:family="text">
      <style:text-properties fo:color="#ffffff" style:font-name="Univers 45 Light1" fo:font-size="40pt" style:font-size-asian="40pt" style:font-size-complex="40pt"/>
    </style:style>
    <style:style style:name="T12" style:family="text">
      <style:text-properties fo:color="#bce4e5" style:font-name="Univers 45 Light1" fo:font-size="40pt" style:font-size-asian="40pt" style:font-size-complex="40pt"/>
    </style:style>
    <style:style style:name="T13" style:family="text">
      <style:text-properties style:font-name="Liberation Serif" fo:font-size="44pt" style:font-size-asian="44pt" style:font-size-complex="44pt"/>
    </style:style>
    <style:style style:name="T14" style:family="text">
      <style:text-properties fo:font-variant="normal" fo:text-transform="none" fo:color="#bce4e5" style:text-outline="false" style:text-line-through-style="none" style:text-line-through-type="none" style:text-position="0% 100%" style:font-name="Univers 45 Light1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language-asian="zh" style:country-asian="CN" style:font-style-asian="normal" style:font-weight-asian="normal" style:font-name-complex="Arial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bce4e5" style:text-outline="false" style:text-line-through-style="none" style:text-line-through-type="none" style:text-position="0% 100%" style:font-name="Univers 45 Light1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0pt" style:language-asian="zh" style:country-asian="CN" style:font-style-asian="normal" style:font-weight-asian="normal" style:font-name-complex="Arial" style:font-size-complex="4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ffffff" style:font-name="Univers 45 Light1" fo:font-size="44pt" style:font-size-asian="44pt" style:font-size-complex="44pt"/>
    </style:style>
    <style:style style:name="T17" style:family="text">
      <style:text-properties fo:color="#ffffff" fo:font-size="44pt" style:font-size-asian="44pt" style:font-size-complex="44pt"/>
    </style:style>
    <style:style style:name="T18" style:family="text">
      <style:text-properties fo:color="#bce4e5" fo:font-size="44pt" style:font-size-asian="44pt" style:font-size-complex="44pt"/>
    </style:style>
    <style:style style:name="T19" style:family="text">
      <style:text-properties fo:color="#ffffff" style:font-name="Liberation Sans" fo:font-size="44pt" style:font-name-asian="Noto Sans CJK SC Regular" style:font-size-asian="44pt" style:font-name-complex="FreeSans" style:font-size-complex="44pt"/>
    </style:style>
    <style:style style:name="T20" style:family="text">
      <style:text-properties fo:color="#bce4e5" style:font-name="Liberation Sans" fo:font-size="44pt" style:font-name-asian="Noto Sans CJK SC Regular" style:font-size-asian="44pt" style:font-name-complex="FreeSans" style:font-size-complex="44pt"/>
    </style:style>
    <style:style style:name="T21" style:family="text">
      <style:text-properties fo:color="#bce4e5" style:font-name="Liberation Seri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4.091cm" svg:x="0cm" svg:y="0.544cm" presentation:class="title" presentation:user-transformed="true">
          <draw:text-box>
            <text:p><text:span text:style-name="T1">SELAMAT DATANG DI</text:span><text:span text:style-name="T1"><text:line-break/></text:span><text:span text:style-name="T1">Basileia Christian Fellowship</text:span></text:p>
          </draw:text-box>
        </draw:frame>
        <draw:frame presentation:style-name="pr2" draw:text-style-name="P2" draw:layer="layout" svg:width="28cm" svg:height="12.867cm" svg:x="0cm" svg:y="4.913cm" presentation:class="subtitle" presentation:placeholder="true" presentation:user-transformed="true">
          <draw:text-box/>
        </draw:frame>
        <draw:frame draw:style-name="gr1" draw:text-style-name="P3" draw:layer="layout" svg:width="28cm" svg:height="2.775cm" svg:x="0cm" svg:y="18.034cm">
          <draw:text-box>
            <text:p text:style-name="P3"><text:span text:style-name="T2">Harap untuk mematikan/me-mode getarkan telepon genggam anda selama pelayanan</text:span></text:p>
            <text:p text:style-name="P3"><text:span text:style-name="T2">Terima kasih</text:span></text:p>
            <text:p text:style-name="P3"><text:span text:style-name="T3">Please turn off/vibrate your mobile phone during service</text:span></text:p>
            <text:p text:style-name="P3"><text:span text:style-name="T3">Thank yo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6" draw:layer="layout" svg:width="28cm" svg:height="4.001cm" svg:x="0cm" svg:y="0.678cm">
          <draw:text-box>
            <text:p text:style-name="P5"><text:span text:style-name="T4">ALLAH SANGGUP</text:span></text:p>
          </draw:text-box>
        </draw:frame>
        <draw:frame draw:style-name="gr4" draw:text-style-name="P7" draw:layer="layout" svg:width="28cm" svg:height="1.022cm" svg:x="0cm" svg:y="0.096cm">
          <draw:text-box>
            <text:p text:style-name="P7"><text:span text:style-name="T5">Steve Dauna &amp; Sheirly Berhitu</text:span></text:p>
          </draw:text-box>
        </draw:frame>
        <draw:frame draw:style-name="gr5" draw:text-style-name="P5" draw:layer="layout" svg:width="28cm" svg:height="14.528cm" svg:x="0cm" svg:y="4.734cm">
          <draw:text-box>
            <text:p text:style-name="P5"><text:span text:style-name="T6">Apa yang tak pernah dilihat mata</text:span></text:p>
            <text:p text:style-name="P5"><text:span text:style-name="T6"/></text:p>
            <text:p text:style-name="P5"><text:span text:style-name="T6">Dan tak pernah didengar telinga</text:span></text:p>
            <text:p text:style-name="P5"><text:span text:style-name="T6"/></text:p>
            <text:p text:style-name="P5"><text:span text:style-name="T6">Yang tak pernah timbul di dalam hati</text:span></text:p>
            <text:p text:style-name="P5"><text:span text:style-name="T6"/></text:p>
            <text:p text:style-name="P5"><text:span text:style-name="T6">Semua disediakan bagi yang mengasihi Dia</text:span></text:p>
          </draw:text-box>
        </draw:frame>
        <draw:frame draw:style-name="gr6" draw:text-style-name="P5" draw:layer="layout" svg:width="28cm" svg:height="16.12cm" svg:x="0cm" svg:y="4.734cm">
          <draw:text-box>
            <text:p text:style-name="P5"><text:span text:style-name="T6"/></text:p>
            <text:p text:style-name="P5"><text:span text:style-name="T6">What eyes never see</text:span></text:p>
            <text:p text:style-name="P5"><text:span text:style-name="T6"/></text:p>
            <text:p text:style-name="P5"><text:span text:style-name="T6">And ears never hear</text:span></text:p>
            <text:p text:style-name="P5"><text:span text:style-name="T6"/></text:p>
            <text:p text:style-name="P5"><text:span text:style-name="T6">That never come in heart</text:span></text:p>
            <text:p text:style-name="P5"><text:span text:style-name="T6"/></text:p>
            <text:p text:style-name="P5"><text:span text:style-name="T6"/></text:p>
            <text:p text:style-name="P5"><text:span text:style-name="T6">All prepared for those who love Hi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28cm" svg:height="4.001cm" svg:x="0cm" svg:y="0.678cm">
          <draw:text-box>
            <text:p text:style-name="P5"><text:span text:style-name="T6">REFF</text:span></text:p>
          </draw:text-box>
        </draw:frame>
        <draw:frame draw:style-name="gr5" draw:text-style-name="P5" draw:layer="layout" svg:width="28cm" svg:height="14.528cm" svg:x="0cm" svg:y="4.734cm">
          <draw:text-box>
            <text:p text:style-name="P5"><text:span text:style-name="T6">Allah sanggup</text:span></text:p>
            <text:p text:style-name="P5"><text:span text:style-name="T6"/></text:p>
            <text:p text:style-name="P5"><text:span text:style-name="T6">Melakukan segala perkara</text:span></text:p>
            <text:p text:style-name="P5"><text:span text:style-name="T6"/></text:p>
            <text:p text:style-name="P5"><text:span text:style-name="T6">Dulu, s'karang dan s'lamanya</text:span></text:p>
            <text:p text:style-name="P5"><text:span text:style-name="T6"/></text:p>
            <text:p text:style-name="P5"><text:span text:style-name="T6">Kuasa-Nya tidak berubah</text:span></text:p>
          </draw:text-box>
        </draw:frame>
        <draw:frame draw:style-name="gr6" draw:text-style-name="P5" draw:layer="layout" svg:width="28cm" svg:height="16.12cm" svg:x="0cm" svg:y="4.734cm">
          <draw:text-box>
            <text:p text:style-name="P5"><text:span text:style-name="T6"/></text:p>
            <text:p text:style-name="P5"><text:span text:style-name="T6">God is able</text:span></text:p>
            <text:p text:style-name="P5"><text:span text:style-name="T6"/></text:p>
            <text:p text:style-name="P5"><text:span text:style-name="T6">Do all things</text:span></text:p>
            <text:p text:style-name="P5"><text:span text:style-name="T6"/></text:p>
            <text:p text:style-name="P5"><text:span text:style-name="T6">Past, now and forever</text:span></text:p>
            <text:p text:style-name="P5"><text:span text:style-name="T6"/></text:p>
            <text:p text:style-name="P5"><text:span text:style-name="T6">His power never chang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7" draw:text-style-name="P5" draw:layer="layout" svg:width="28cm" svg:height="14.528cm" svg:x="0cm" svg:y="4.734cm">
          <draw:text-box>
            <text:p text:style-name="P5"><text:span text:style-name="T6">Allah sanggup</text:span></text:p>
            <text:p text:style-name="P5"><text:span text:style-name="T6"/></text:p>
            <text:p text:style-name="P5"><text:span text:style-name="T6">Melakukan segala perkara</text:span></text:p>
            <text:p text:style-name="P5"><text:span text:style-name="T6"/></text:p>
            <text:p text:style-name="P5"><text:span text:style-name="T6">Dulu, s'karang dan s'lamanya</text:span></text:p>
            <text:p text:style-name="P5"><text:span text:style-name="T6"/></text:p>
            <text:p text:style-name="P5"><text:span text:style-name="T6">Kuasa-Nya tak berubah</text:span></text:p>
            <text:p text:style-name="P5"><text:span text:style-name="T6"/></text:p>
          </draw:text-box>
        </draw:frame>
        <draw:frame draw:style-name="gr8" draw:text-style-name="P5" draw:layer="layout" svg:width="28cm" svg:height="12.936cm" svg:x="0cm" svg:y="4.734cm">
          <draw:text-box>
            <text:p text:style-name="P5"><text:span text:style-name="T6"/></text:p>
            <text:p text:style-name="P5"><text:span text:style-name="T6">God is able</text:span></text:p>
            <text:p text:style-name="P5"><text:span text:style-name="T6"/></text:p>
            <text:p text:style-name="P5"><text:span text:style-name="T6">Do all things</text:span></text:p>
            <text:p text:style-name="P5"><text:span text:style-name="T6"/></text:p>
            <text:p text:style-name="P5"><text:span text:style-name="T6">Past, now and forever</text:span></text:p>
            <text:p text:style-name="P5"><text:span text:style-name="T6"/></text:p>
            <text:p text:style-name="P5"><text:span text:style-name="T6">His power never chang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6" draw:layer="layout" svg:width="28cm" svg:height="4.001cm" svg:x="0cm" svg:y="0.678cm">
          <draw:text-box>
            <text:p text:style-name="P5"><text:span text:style-name="T4">DENGAN-MU TUHAN</text:span></text:p>
          </draw:text-box>
        </draw:frame>
        <draw:frame draw:style-name="gr4" draw:text-style-name="P7" draw:layer="layout" svg:width="28cm" svg:height="1.022cm" svg:x="0cm" svg:y="0.096cm">
          <draw:text-box>
            <text:p text:style-name="P7"><text:span text:style-name="T5">True Worshippers</text:span></text:p>
          </draw:text-box>
        </draw:frame>
        <draw:frame draw:style-name="gr9" draw:text-style-name="P8" draw:layer="layout" svg:width="28cm" svg:height="16.12cm" svg:x="0cm" svg:y="4.734cm">
          <draw:text-box>
            <text:p text:style-name="P5"><text:span text:style-name="T7">Tak pernah ku ragu</text:span></text:p>
            <text:p text:style-name="P5"><text:span text:style-name="T7">Akan kesetiaan-Mu</text:span></text:p>
            <text:p text:style-name="P5"><text:span text:style-name="T7"/></text:p>
            <text:p text:style-name="P5"><text:span text:style-name="T7">Kau pegang hidupku</text:span></text:p>
            <text:p text:style-name="P5"><text:span text:style-name="T7"/></text:p>
            <text:p text:style-name="P5"><text:span text:style-name="T7">Sepenuh jiwaku, ku yakin dan</text:span></text:p>
            <text:p text:style-name="P5"><text:span text:style-name="T7">percaya</text:span></text:p>
            <text:p text:style-name="P5"><text:span text:style-name="T7"/></text:p>
            <text:p text:style-name="P5"><text:span text:style-name="T7">Kau tuntun langkahku</text:span></text:p>
            <text:p text:style-name="P5"><text:span text:style-name="T7"/></text:p>
          </draw:text-box>
        </draw:frame>
        <draw:frame draw:style-name="gr6" draw:text-style-name="P5" draw:layer="layout" svg:width="28cm" svg:height="16.12cm" svg:x="0cm" svg:y="4.734cm">
          <draw:text-box>
            <text:p text:style-name="P5"><text:span text:style-name="T6"/></text:p>
            <text:p text:style-name="P5"><text:span text:style-name="T6"/></text:p>
            <text:p text:style-name="P5"><text:span text:style-name="T6">Never I doubt, for Your faithfulness</text:span></text:p>
            <text:p text:style-name="P5"><text:span text:style-name="T6"/></text:p>
            <text:p text:style-name="P5"><text:span text:style-name="T6">You hold my life</text:span></text:p>
            <text:p text:style-name="P5"><text:span text:style-name="T6"/></text:p>
            <text:p text:style-name="P5"><text:span text:style-name="T6"/></text:p>
            <text:p text:style-name="P5"><text:span text:style-name="T6">All my soul, I believe</text:span></text:p>
            <text:p text:style-name="P5"><text:span text:style-name="T6"/></text:p>
            <text:p text:style-name="P5"><text:span text:style-name="T6">You guide my pat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5" draw:layer="layout" svg:width="28cm" svg:height="4.001cm" svg:x="0cm" svg:y="0.678cm">
          <draw:text-box>
            <text:p text:style-name="P5"><text:span text:style-name="T6">PRE-REFF</text:span></text:p>
          </draw:text-box>
        </draw:frame>
        <draw:frame draw:style-name="gr5" draw:text-style-name="P5" draw:layer="layout" svg:width="28cm" svg:height="14.528cm" svg:x="0cm" svg:y="4.734cm">
          <draw:text-box>
            <text:p text:style-name="P5"><text:span text:style-name="T6">Yesus Kaulah Raja dalam hidupku</text:span></text:p>
            <text:p text:style-name="P5"><text:span text:style-name="T6"/></text:p>
            <text:p text:style-name="P5"><text:span text:style-name="T6">Berkuasa berjaya untuk s’lamanya</text:span></text:p>
            <text:p text:style-name="P5"><text:span text:style-name="T6"/></text:p>
          </draw:text-box>
        </draw:frame>
        <draw:frame draw:style-name="gr6" draw:text-style-name="P5" draw:layer="layout" svg:width="28cm" svg:height="16.12cm" svg:x="0cm" svg:y="4.734cm">
          <draw:text-box>
            <text:p text:style-name="P5"><text:span text:style-name="T6"/></text:p>
            <text:p text:style-name="P5"><text:span text:style-name="T6">Jesus You’re the King in my life</text:span></text:p>
            <text:p text:style-name="P5"><text:span text:style-name="T6"/></text:p>
            <text:p text:style-name="P5"><text:span text:style-name="T6">Reign forev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5" draw:layer="layout" svg:width="28cm" svg:height="4.001cm" svg:x="0cm" svg:y="0.678cm">
          <draw:text-box>
            <text:p text:style-name="P5"><text:span text:style-name="T6">REFF</text:span></text:p>
          </draw:text-box>
        </draw:frame>
        <draw:frame draw:style-name="gr9" draw:text-style-name="P5" draw:layer="layout" svg:width="28cm" svg:height="16.12cm" svg:x="0cm" svg:y="4.734cm">
          <draw:text-box>
            <text:p text:style-name="P5"><text:span text:style-name="T6">Hanya Kau Tuhan sumber kekuatan</text:span></text:p>
            <text:p text:style-name="P5"><text:span text:style-name="T6"/></text:p>
            <text:p text:style-name="P5"><text:span text:style-name="T6">Kuasa-Mu tercurah bagiku s’nantiasa</text:span></text:p>
            <text:p text:style-name="P5"><text:span text:style-name="T6"/></text:p>
            <text:p text:style-name="P5"><text:span text:style-name="T6">Dengan-Mu Tuhan ku kan berjalan</text:span></text:p>
            <text:p text:style-name="P5"><text:span text:style-name="T6"/></text:p>
            <text:p text:style-name="P5"><text:span text:style-name="T6">Dari kemuliaan sampai kemuliaan</text:span></text:p>
            <text:p text:style-name="P5"><text:span text:style-name="T6"/></text:p>
            <text:p text:style-name="P5"><text:span text:style-name="T6">S’lamanya</text:span></text:p>
            <text:p text:style-name="P5"><text:span text:style-name="T6"/></text:p>
          </draw:text-box>
        </draw:frame>
        <draw:frame draw:style-name="gr6" draw:text-style-name="P5" draw:layer="layout" svg:width="28cm" svg:height="16.12cm" svg:x="0cm" svg:y="4.734cm">
          <draw:text-box>
            <text:p text:style-name="P5"><text:span text:style-name="T6"/></text:p>
            <text:p text:style-name="P5"><text:span text:style-name="T6">Only You Lord the source of strength</text:span></text:p>
            <text:p text:style-name="P5"><text:span text:style-name="T6"/></text:p>
            <text:p text:style-name="P5"><text:span text:style-name="T6">You power poured out to me all time</text:span></text:p>
            <text:p text:style-name="P5"><text:span text:style-name="T6"/></text:p>
            <text:p text:style-name="P5"><text:span text:style-name="T6">With You Lord, I’ll walk</text:span></text:p>
            <text:p text:style-name="P5"><text:span text:style-name="T6"/></text:p>
            <text:p text:style-name="P5"><text:span text:style-name="T6">From glory to glory</text:span></text:p>
            <text:p text:style-name="P5"><text:span text:style-name="T6"/></text:p>
            <text:p text:style-name="P5"><text:span text:style-name="T6">Forev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6" draw:layer="layout" svg:width="28cm" svg:height="4.001cm" svg:x="0cm" svg:y="0.678cm">
          <draw:text-box>
            <text:p text:style-name="P5"><text:span text:style-name="T4">BERSAMA KELUARGAKU</text:span></text:p>
          </draw:text-box>
        </draw:frame>
        <draw:frame draw:style-name="gr4" draw:text-style-name="P7" draw:layer="layout" svg:width="28cm" svg:height="1.022cm" svg:x="0cm" svg:y="0.096cm">
          <draw:text-box>
            <text:p text:style-name="P7"><text:span text:style-name="T5">True Worshippers</text:span></text:p>
          </draw:text-box>
        </draw:frame>
        <draw:frame draw:style-name="gr10" draw:text-style-name="P8" draw:layer="layout" svg:width="28cm" svg:height="12.936cm" svg:x="0cm" svg:y="4.734cm">
          <draw:text-box>
            <text:p text:style-name="P5"><text:span text:style-name="T7">Kami datang di hadirat-Mu</text:span></text:p>
            <text:p text:style-name="P5"><text:span text:style-name="T7"/></text:p>
            <text:p text:style-name="P5"><text:span text:style-name="T7">Dalam satu kasih, dengan bersehati</text:span></text:p>
            <text:p text:style-name="P5"><text:span text:style-name="T7"/></text:p>
            <text:p text:style-name="P5"><text:span text:style-name="T7"/></text:p>
            <text:p text:style-name="P5"><text:span text:style-name="T7">Berjanji setia sampai akhir</text:span></text:p>
            <text:p text:style-name="P5"><text:span text:style-name="T7"/></text:p>
            <text:p text:style-name="P5"><text:span text:style-name="T7">Mengasihi-Mu, Yesus</text:span></text:p>
          </draw:text-box>
        </draw:frame>
        <draw:frame draw:style-name="gr6" draw:text-style-name="P5" draw:layer="layout" svg:width="28cm" svg:height="16.12cm" svg:x="0cm" svg:y="4.734cm">
          <draw:text-box>
            <text:p text:style-name="P5"><text:span text:style-name="T6"/></text:p>
            <text:p text:style-name="P5"><text:span text:style-name="T6">As we come into Your presence Lord</text:span></text:p>
            <text:p text:style-name="P5"><text:span text:style-name="T6"/></text:p>
            <text:p text:style-name="P5"><text:span text:style-name="T6">Lifting our heart as one</text:span></text:p>
            <text:p text:style-name="P5"><text:span text:style-name="T6">And with one voice we sing</text:span></text:p>
            <text:p text:style-name="P5"><text:span text:style-name="T6"/></text:p>
            <text:p text:style-name="P5"><text:span text:style-name="T6">Promise to be faithful ‘till the end</text:span></text:p>
            <text:p text:style-name="P5"><text:span text:style-name="T6"/></text:p>
            <text:p text:style-name="P5"><text:span text:style-name="T6">Forever love You, our Go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5" draw:layer="layout" svg:width="28cm" svg:height="4.001cm" svg:x="0cm" svg:y="0.678cm">
          <draw:text-box>
            <text:p text:style-name="P5"><text:span text:style-name="T6">REFF</text:span></text:p>
          </draw:text-box>
        </draw:frame>
        <draw:frame draw:style-name="gr5" draw:text-style-name="P5" draw:layer="layout" svg:width="28cm" svg:height="14.528cm" svg:x="0cm" svg:y="4.734cm">
          <draw:text-box>
            <text:p text:style-name="P5"><text:span text:style-name="T6">Bersama k'luargaku</text:span></text:p>
            <text:p text:style-name="P5"><text:span text:style-name="T6"/></text:p>
            <text:p text:style-name="P5"><text:span text:style-name="T6">Melayani Tuhan</text:span></text:p>
            <text:p text:style-name="P5"><text:span text:style-name="T6"/></text:p>
            <text:p text:style-name="P5"><text:span text:style-name="T6">Bersatu s'lamanya</text:span></text:p>
            <text:p text:style-name="P5"><text:span text:style-name="T6"/></text:p>
            <text:p text:style-name="P5"><text:span text:style-name="T6">Mengasihi Engkau</text:span></text:p>
            <text:p text:style-name="P5"><text:span text:style-name="T6"/></text:p>
          </draw:text-box>
        </draw:frame>
        <draw:frame draw:style-name="gr6" draw:text-style-name="P5" draw:layer="layout" svg:width="28cm" svg:height="16.12cm" svg:x="0cm" svg:y="4.734cm">
          <draw:text-box>
            <text:p text:style-name="P5"><text:span text:style-name="T6"/></text:p>
            <text:p text:style-name="P5"><text:span text:style-name="T6">As for me and my house</text:span></text:p>
            <text:p text:style-name="P5"><text:span text:style-name="T6"/></text:p>
            <text:p text:style-name="P5"><text:span text:style-name="T6">We will serve You lord</text:span></text:p>
            <text:p text:style-name="P5"><text:span text:style-name="T6"/></text:p>
            <text:p text:style-name="P5"><text:span text:style-name="T6">Together forever</text:span></text:p>
            <text:p text:style-name="P5"><text:span text:style-name="T6"/></text:p>
            <text:p text:style-name="P5"><text:span text:style-name="T6">We will love You mo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7" draw:text-style-name="P5" draw:layer="layout" svg:width="28cm" svg:height="14.528cm" svg:x="0cm" svg:y="4.734cm">
          <draw:text-box>
            <text:p text:style-name="P5"><text:span text:style-name="T6">Tiada yang dapat melebihi</text:span></text:p>
            <text:p text:style-name="P5"><text:span text:style-name="T6"/></text:p>
            <text:p text:style-name="P5"><text:span text:style-name="T6">Kasih-Mu ya Tuhan</text:span></text:p>
            <text:p text:style-name="P5"><text:span text:style-name="T6"/></text:p>
            <text:p text:style-name="P5"><text:span text:style-name="T6">Bagi kami Engkau segalanya</text:span></text:p>
            <text:p text:style-name="P5"><text:span text:style-name="T6"/></text:p>
          </draw:text-box>
        </draw:frame>
        <draw:frame draw:style-name="gr11" draw:text-style-name="P5" draw:layer="layout" svg:width="28cm" svg:height="9.752cm" svg:x="0cm" svg:y="4.734cm">
          <draw:text-box>
            <text:p text:style-name="P5"><text:span text:style-name="T6"/></text:p>
            <text:p text:style-name="P5"><text:span text:style-name="T6">Your love is higher than the heavens</text:span></text:p>
            <text:p text:style-name="P5"><text:span text:style-name="T6"/></text:p>
            <text:p text:style-name="P5"><text:span text:style-name="T6">Knitted us as one</text:span></text:p>
            <text:p text:style-name="P5"><text:span text:style-name="T6"/></text:p>
            <text:p text:style-name="P5"><text:span text:style-name="T6">Great is Your unfailing lov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5" draw:layer="layout" svg:width="28cm" svg:height="4.001cm" svg:x="0cm" svg:y="0.678cm">
          <draw:text-box>
            <text:p text:style-name="P5"><text:span text:style-name="T6">bridge</text:span></text:p>
          </draw:text-box>
        </draw:frame>
        <draw:frame draw:style-name="gr5" draw:text-style-name="P5" draw:layer="layout" svg:width="28cm" svg:height="14.528cm" svg:x="0cm" svg:y="4.734cm">
          <draw:text-box>
            <text:p text:style-name="P5"><text:span text:style-name="T6">Gelombang badai hidup</text:span></text:p>
            <text:p text:style-name="P5"><text:span text:style-name="T6"/></text:p>
            <text:p text:style-name="P5"><text:span text:style-name="T6">Coba menghalangi</text:span></text:p>
            <text:p text:style-name="P5"><text:span text:style-name="T6"/></text:p>
            <text:p text:style-name="P5"><text:span text:style-name="T6">Namun kuasa Tuhan</text:span></text:p>
            <text:p text:style-name="P5"><text:span text:style-name="T6"/></text:p>
            <text:p text:style-name="P5"><text:span text:style-name="T6">Buka jalan kami</text:span></text:p>
          </draw:text-box>
        </draw:frame>
        <draw:frame draw:style-name="gr6" draw:text-style-name="P5" draw:layer="layout" svg:width="28cm" svg:height="16.12cm" svg:x="0cm" svg:y="4.734cm">
          <draw:text-box>
            <text:p text:style-name="P5"><text:span text:style-name="T6"/></text:p>
            <text:p text:style-name="P5"><text:span text:style-name="T8">The trouble of this world m</text:span><text:span text:style-name="T6">ay </text:span></text:p>
            <text:p text:style-name="P5"><text:span text:style-name="T6"/></text:p>
            <text:p text:style-name="P5"><text:span text:style-name="T6">Try to stand in our way</text:span></text:p>
            <text:p text:style-name="P5"><text:span text:style-name="T6"/></text:p>
            <text:p text:style-name="P5"><text:span text:style-name="T6">But the power of your spirit</text:span></text:p>
            <text:p text:style-name="P5"><text:span text:style-name="T6"/></text:p>
            <text:p text:style-name="P5"><text:span text:style-name="T6">Gives us the victor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5" draw:layer="layout" svg:width="28cm" svg:height="4.001cm" svg:x="0cm" svg:y="0.678cm">
          <draw:text-box>
            <text:p text:style-name="P5"><text:span text:style-name="T6">REFF</text:span></text:p>
          </draw:text-box>
        </draw:frame>
        <draw:frame draw:style-name="gr5" draw:text-style-name="P5" draw:layer="layout" svg:width="28cm" svg:height="14.528cm" svg:x="0cm" svg:y="4.734cm">
          <draw:text-box>
            <text:p text:style-name="P5"><text:span text:style-name="T6">Bersama k'luargaku</text:span></text:p>
            <text:p text:style-name="P5"><text:span text:style-name="T6"/></text:p>
            <text:p text:style-name="P5"><text:span text:style-name="T6">Melayani Tuhan</text:span></text:p>
            <text:p text:style-name="P5"><text:span text:style-name="T6"/></text:p>
            <text:p text:style-name="P5"><text:span text:style-name="T6">Bersatu s'lamanya</text:span></text:p>
            <text:p text:style-name="P5"><text:span text:style-name="T6"/></text:p>
            <text:p text:style-name="P5"><text:span text:style-name="T6">Mengasihi Engkau</text:span></text:p>
            <text:p text:style-name="P5"><text:span text:style-name="T6"/></text:p>
          </draw:text-box>
        </draw:frame>
        <draw:frame draw:style-name="gr6" draw:text-style-name="P5" draw:layer="layout" svg:width="28cm" svg:height="16.12cm" svg:x="0cm" svg:y="4.734cm">
          <draw:text-box>
            <text:p text:style-name="P5"><text:span text:style-name="T6"/></text:p>
            <text:p text:style-name="P5"><text:span text:style-name="T6">As for me and my house</text:span></text:p>
            <text:p text:style-name="P5"><text:span text:style-name="T6"/></text:p>
            <text:p text:style-name="P5"><text:span text:style-name="T6">We will serve You lord</text:span></text:p>
            <text:p text:style-name="P5"><text:span text:style-name="T6"/></text:p>
            <text:p text:style-name="P5"><text:span text:style-name="T6">Together forever</text:span></text:p>
            <text:p text:style-name="P5"><text:span text:style-name="T6"/></text:p>
            <text:p text:style-name="P5"><text:span text:style-name="T6">We will love You mo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7" draw:text-style-name="P5" draw:layer="layout" svg:width="28cm" svg:height="14.528cm" svg:x="0cm" svg:y="4.734cm">
          <draw:text-box>
            <text:p text:style-name="P5"><text:span text:style-name="T6">Tiada yang dapat melebihi</text:span></text:p>
            <text:p text:style-name="P5"><text:span text:style-name="T6"/></text:p>
            <text:p text:style-name="P5"><text:span text:style-name="T6">Kasih-Mu ya Tuhan</text:span></text:p>
            <text:p text:style-name="P5"><text:span text:style-name="T6"/></text:p>
            <text:p text:style-name="P5"><text:span text:style-name="T6">Bagi kami Engkau segalanya</text:span></text:p>
            <text:p text:style-name="P5"><text:span text:style-name="T6"/></text:p>
          </draw:text-box>
        </draw:frame>
        <draw:frame draw:style-name="gr11" draw:text-style-name="P5" draw:layer="layout" svg:width="28cm" svg:height="9.752cm" svg:x="0cm" svg:y="4.734cm">
          <draw:text-box>
            <text:p text:style-name="P5"><text:span text:style-name="T6"/></text:p>
            <text:p text:style-name="P5"><text:span text:style-name="T6">Your love is higher than the heavens</text:span></text:p>
            <text:p text:style-name="P5"><text:span text:style-name="T6"/></text:p>
            <text:p text:style-name="P5"><text:span text:style-name="T6">Knitted us as one</text:span></text:p>
            <text:p text:style-name="P5"><text:span text:style-name="T6"/></text:p>
            <text:p text:style-name="P5"><text:span text:style-name="T6">Great is Your unfailing lov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3" draw:text-style-name="P6" draw:layer="layout" svg:width="28cm" svg:height="4.001cm" svg:x="0cm" svg:y="0.678cm">
          <draw:text-box>
            <text:p text:style-name="P5"><text:span text:style-name="T4">Jadikan Kami Satu</text:span></text:p>
          </draw:text-box>
        </draw:frame>
        <draw:frame draw:style-name="gr4" draw:text-style-name="P7" draw:layer="layout" svg:width="28cm" svg:height="1.022cm" svg:x="0cm" svg:y="0.096cm">
          <draw:text-box>
            <text:p text:style-name="P7"><text:span text:style-name="T5">Jonathan P.</text:span></text:p>
          </draw:text-box>
        </draw:frame>
        <draw:frame draw:style-name="gr10" draw:text-style-name="P8" draw:layer="layout" svg:width="28cm" svg:height="12.936cm" svg:x="0cm" svg:y="4.734cm">
          <draw:text-box>
            <text:p text:style-name="P5"><text:span text:style-name="T7">Kami rendahkan diri di hadapan-Mu</text:span></text:p>
            <text:p text:style-name="P5"><text:span text:style-name="T7"/></text:p>
            <text:p text:style-name="P5"><text:span text:style-name="T7"><text:s text:c="2"/></text:span><text:span text:style-name="T7">Membawa hancur hati saat berseru</text:span></text:p>
            <text:p text:style-name="P5"><text:span text:style-name="T7"/></text:p>
            <text:p text:style-name="P5"><text:span text:style-name="T7"><text:s text:c="2"/></text:span><text:span text:style-name="T7">Agar kami saling melengkapi</text:span></text:p>
            <text:p text:style-name="P5"><text:span text:style-name="T7">Tubuh-Mu</text:span></text:p>
            <text:p text:style-name="P5"><text:span text:style-name="T7"/></text:p>
            <text:p text:style-name="P5"><text:span text:style-name="T7"><text:s text:c="2"/></text:span><text:span text:style-name="T7">Seperti Kau dan Yesus adalah satu</text:span></text:p>
          </draw:text-box>
        </draw:frame>
        <draw:frame draw:style-name="gr6" draw:text-style-name="P5" draw:layer="layout" svg:width="28cm" svg:height="16.12cm" svg:x="0cm" svg:y="4.734cm">
          <draw:text-box>
            <text:p text:style-name="P5"><text:span text:style-name="T6"/></text:p>
            <text:p text:style-name="P5"><text:span text:style-name="T6">We humble our self in your presence</text:span></text:p>
            <text:p text:style-name="P5"><text:span text:style-name="T6"/></text:p>
            <text:p text:style-name="P5"><text:span text:style-name="T6">Bring broken heart and cry out</text:span></text:p>
            <text:p text:style-name="P5"><text:span text:style-name="T6"/></text:p>
            <text:p text:style-name="P5"><text:span text:style-name="T6"/></text:p>
            <text:p text:style-name="P5"><text:span text:style-name="T6">So we complete Your body</text:span></text:p>
            <text:p text:style-name="P5"><text:span text:style-name="T6"/></text:p>
            <text:p text:style-name="P5"><text:span text:style-name="T6">Like You and Jesus is on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3" draw:text-style-name="P5" draw:layer="layout" svg:width="28cm" svg:height="4.001cm" svg:x="0cm" svg:y="0.678cm">
          <draw:text-box>
            <text:p text:style-name="P5"><text:span text:style-name="T6">REFF</text:span></text:p>
          </draw:text-box>
        </draw:frame>
        <draw:frame draw:style-name="gr5" draw:text-style-name="P5" draw:layer="layout" svg:width="28cm" svg:height="14.528cm" svg:x="0cm" svg:y="4.734cm">
          <draw:text-box>
            <text:p text:style-name="P5"><text:span text:style-name="T6">Jadikan kami satu</text:span></text:p>
            <text:p text:style-name="P5"><text:span text:style-name="T6"/></text:p>
            <text:p text:style-name="P5"><text:span text:style-name="T6">S'perti kerinduan-Mu</text:span></text:p>
            <text:p text:style-name="P5"><text:span text:style-name="T6"/></text:p>
            <text:p text:style-name="P5"><text:span text:style-name="T6">Agar dunia tahu</text:span></text:p>
            <text:p text:style-name="P5"><text:span text:style-name="T6"/></text:p>
            <text:p text:style-name="P5"><text:span text:style-name="T6">Bukti nyata</text:span></text:p>
            <text:p text:style-name="P5"><text:span text:style-name="T6"/></text:p>
            <text:p text:style-name="P5"><text:span text:style-name="T6">Dari kasih-Mu</text:span></text:p>
          </draw:text-box>
        </draw:frame>
        <draw:frame draw:style-name="gr6" draw:text-style-name="P5" draw:layer="layout" svg:width="28cm" svg:height="16.12cm" svg:x="0cm" svg:y="4.734cm">
          <draw:text-box>
            <text:p text:style-name="P5"><text:span text:style-name="T6"/></text:p>
            <text:p text:style-name="P5"><text:span text:style-name="T6">Make us one</text:span></text:p>
            <text:p text:style-name="P5"><text:span text:style-name="T6"/></text:p>
            <text:p text:style-name="P5"><text:span text:style-name="T6">Like Your longing</text:span></text:p>
            <text:p text:style-name="P5"><text:span text:style-name="T6"/></text:p>
            <text:p text:style-name="P5"><text:span text:style-name="T6">So the world know</text:span></text:p>
            <text:p text:style-name="P5"><text:span text:style-name="T6"/></text:p>
            <text:p text:style-name="P5"><text:span text:style-name="T6">Real evidence</text:span></text:p>
            <text:p text:style-name="P5"><text:span text:style-name="T6"/></text:p>
            <text:p text:style-name="P5"><text:span text:style-name="T6">Of Your lov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" draw:text-style-name="P5" draw:layer="layout" svg:width="28cm" svg:height="14.528cm" svg:x="0cm" svg:y="4.734cm">
          <draw:text-box>
            <text:p text:style-name="P5"><text:span text:style-name="T6">Sebelum kami pergi</text:span></text:p>
            <text:p text:style-name="P5"><text:span text:style-name="T6"/></text:p>
            <text:p text:style-name="P5"><text:span text:style-name="T6">Memb'ritakan kasih-Mu</text:span></text:p>
            <text:p text:style-name="P5"><text:span text:style-name="T6"/></text:p>
            <text:p text:style-name="P5"><text:span text:style-name="T6">Mulailah dari kami lebih dulu</text:span></text:p>
            <text:p text:style-name="P5"><text:span text:style-name="T6"/></text:p>
            <text:p text:style-name="P5"><text:span text:style-name="T6">Jadikan kami satu</text:span></text:p>
          </draw:text-box>
        </draw:frame>
        <draw:frame draw:style-name="gr8" draw:text-style-name="P5" draw:layer="layout" svg:width="28cm" svg:height="12.936cm" svg:x="0cm" svg:y="4.734cm">
          <draw:text-box>
            <text:p text:style-name="P5"><text:span text:style-name="T6"/></text:p>
            <text:p text:style-name="P5"><text:span text:style-name="T6">Before we go</text:span></text:p>
            <text:p text:style-name="P5"><text:span text:style-name="T6"/></text:p>
            <text:p text:style-name="P5"><text:span text:style-name="T6">To announce Your love</text:span></text:p>
            <text:p text:style-name="P5"><text:span text:style-name="T6"/></text:p>
            <text:p text:style-name="P5"><text:span text:style-name="T6">Start from us first</text:span></text:p>
            <text:p text:style-name="P5"><text:span text:style-name="T6"/></text:p>
            <text:p text:style-name="P5"><text:span text:style-name="T6">Make us on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2" draw:text-style-name="P10" draw:layer="layout" svg:width="28cm" svg:height="2.554cm" svg:x="0cm" svg:y="0cm">
          <draw:text-box>
            <text:p text:style-name="P10">Sermon</text:p>
          </draw:text-box>
        </draw:frame>
        <draw:frame draw:style-name="gr13" draw:text-style-name="P11" draw:layer="layout" svg:width="28cm" svg:height="14.732cm" svg:x="0cm" svg:y="3.302cm">
          <draw:text-box>
            <text:p text:style-name="P5"><text:span text:style-name="T9">Kepenuhan Roh Kudus</text:span></text:p>
            <text:p text:style-name="P5"><text:span text:style-name="T10">The fullness of Holy Spiri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4" draw:text-style-name="P14" draw:layer="layout" svg:width="28cm" svg:height="21cm" svg:x="0cm" svg:y="0cm">
          <draw:text-box>
            <text:p text:style-name="P12"><text:span text:style-name="T9">Rahasia transformasi Roh, adalah kepenuhan Roh Kudus</text:span></text:p>
            <text:p text:style-name="P12"><text:span text:style-name="T10">The secret of spiritual transformation is the fullness of Holy Spirit</text:span></text:p>
            <text:p text:style-name="P13"><text:span text:style-name="T11">Kisah para rasul 1: 8a</text:span></text:p>
            <text:p text:style-name="P13"><text:span text:style-name="T12">Acts 1: 8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4" draw:text-style-name="P14" draw:layer="layout" svg:width="28cm" svg:height="21cm" svg:x="0cm" svg:y="0cm">
          <draw:text-box>
            <text:p text:style-name="P12"><text:span text:style-name="T9">Kalau kita mau diperlengkapi dengan Kuasa, kita perlu mengalami “Kepenuhan roh kudus”</text:span></text:p>
            <text:p text:style-name="P12"><text:span text:style-name="T10">If we want to be armed with the Power, we must experience “The fullness of Holy Spirit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4" draw:text-style-name="P14" draw:layer="layout" svg:width="28cm" svg:height="21cm" svg:x="0cm" svg:y="0cm">
          <draw:text-box>
            <text:p text:style-name="P12"><text:span text:style-name="T9">Kalau kita mau diperlengkapi dengan Kuasa, kita harus menyadari realita keadaan manusia Roh kita: karena didalam diri kita ada 2 manusia: manusia jasmani dan manusia rohani</text:span></text:p>
            <text:p text:style-name="P12"><text:span text:style-name="T10">If we want to be armed with the Power, we must know the real condition of our spiritual man: because inside us there are 2 man: physical man and spiritual ma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4" draw:text-style-name="P14" draw:layer="layout" svg:width="28cm" svg:height="21cm" svg:x="0cm" svg:y="0cm">
          <draw:text-box>
            <text:p text:style-name="P12"><text:span text:style-name="T9">Ada 3 hal yg harus kita tahu</text:span></text:p>
            <text:p text:style-name="P12"><text:span text:style-name="T10">There are 3 things that we need to know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5" draw:text-style-name="P18" draw:layer="layout" svg:width="28cm" svg:height="21.564cm" svg:x="0cm" svg:y="-0.3cm">
          <draw:text-box>
            <text:p text:style-name="P15"><text:span text:style-name="T13">I</text:span></text:p>
            <text:p text:style-name="P12"><text:span text:style-name="T9">Ada kelahiran dan kehidupan manusia roh.</text:span></text:p>
            <text:p text:style-name="P16"><text:span text:style-name="T14">There are birth and life of spiritual man.</text:span></text:p>
            <text:p text:style-name="P17"><text:span text:style-name="T11">Yohanes 3: 5-6</text:span></text:p>
            <text:p text:style-name="P17"><text:span text:style-name="T15">John 3: 5-6</text:span></text:p>
            <text:p text:style-name="P16"><text:span text:style-name="T16">Apa yg menjadi fokus anda? Kehidupan roh atau kehidupan jasmani / daging?</text:span></text:p>
            <text:p text:style-name="P12"><text:span text:style-name="T10">What is your focus? Spiritual life or physical / flesh life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4" draw:text-style-name="P18" draw:layer="layout" svg:width="28cm" svg:height="21cm" svg:x="0cm" svg:y="-0.3cm">
          <draw:text-box>
            <text:p text:style-name="P15"><text:span text:style-name="T13">II</text:span></text:p>
            <text:p text:style-name="P12"><text:span text:style-name="T9">Tidak cukup hanya dilahirkan sebagai manusia roh, kita juga harus mengalami kepenuhan Roh.</text:span></text:p>
            <text:p text:style-name="P16"><text:span text:style-name="T14">Not enough to be born as spiritual man, we must also experience the fullness of Spirit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6" draw:text-style-name="P18" draw:layer="layout" svg:width="28cm" svg:height="21cm" svg:x="0cm" svg:y="-0.3cm">
          <draw:text-box>
            <text:p text:style-name="P15"><text:span text:style-name="T13">II</text:span></text:p>
            <text:p text:style-name="P12"><text:span text:style-name="T9">Tingkat kepenuhan Roh kudus</text:span></text:p>
            <text:p text:style-name="P16"><text:span text:style-name="T14">Level of the fullness of Holy Spirit</text:span></text:p>
          </draw:text-box>
        </draw:frame>
        <draw:frame draw:style-name="standard" draw:layer="layout" svg:width="27.914cm" svg:height="15.063cm" svg:x="0.085cm" svg:y="4.8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7">a.</text:span></text:p>
              </table:table-cell>
              <table:table-cell>
                <text:p text:style-name="P5"><text:span text:style-name="T17">Roh Kudus ada dalam diri kita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5"><text:span text:style-name="T18">Holy Spirit is in us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7">b.</text:span></text:p>
              </table:table-cell>
              <table:table-cell>
                <text:p text:style-name="P5"><text:span text:style-name="T17">Baptisan Roh Kudus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5"><text:span text:style-name="T18">The Baptism of Holy Spirit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7">c.</text:span></text:p>
              </table:table-cell>
              <table:table-cell>
                <text:p text:style-name="P5"><text:span text:style-name="T17">Kepenuhan Roh Kudus tanpa batas</text:span></text:p>
              </table:table-cell>
            </table:table-row>
            <table:table-row table:style-name="ro3" table:default-cell-style-name="ce2">
              <table:table-cell/>
              <table:table-cell>
                <text:p text:style-name="P5"><text:span text:style-name="T18">The fullness of Holy Spirit with out limi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20" draw:layer="layout" svg:width="14.224cm" svg:height="3.723cm" svg:x="13.608cm" svg:y="17.218cm">
          <draw:text-box>
            <text:p text:style-name="P19"><text:span text:style-name="T19">Yohanes 3: 34</text:span></text:p>
            <text:p text:style-name="P19"><text:span text:style-name="T20">John 3: 3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16" draw:text-style-name="P18" draw:layer="layout" svg:width="28cm" svg:height="21cm" svg:x="0cm" svg:y="-0.3cm">
          <draw:text-box>
            <text:p text:style-name="P15"><text:span text:style-name="T13">III</text:span></text:p>
            <text:p text:style-name="P12"><text:span text:style-name="T9">Kunci hidup yg penuh kuasa adalah manunggal dengan Roh Kudus</text:span></text:p>
            <text:p text:style-name="P16"><text:span text:style-name="T14">The key of a life that is full of power is be one with Holy Spiri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16" draw:text-style-name="P18" draw:layer="layout" svg:width="28cm" svg:height="21cm" svg:x="0cm" svg:y="-0.3cm">
          <draw:text-box>
            <text:p text:style-name="P15"><text:span text:style-name="T13">III</text:span></text:p>
          </draw:text-box>
        </draw:frame>
        <draw:frame draw:style-name="standard" draw:layer="layout" svg:width="27.914cm" svg:height="14.409cm" svg:x="0.085cm" svg:y="1.1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5"><text:span text:style-name="T17">a.</text:span></text:p>
              </table:table-cell>
              <table:table-cell>
                <text:p text:style-name="P5"><text:span text:style-name="T17">Tidak cukup berdoa, baca Alkitab seminggu sekali. Harus ada persekutuan dengan saudara seiman, menopang manusia roh.</text:span></text:p>
              </table:table-cell>
            </table:table-row>
            <table:table-row table:style-name="ro4" table:default-cell-style-name="ce2">
              <table:table-cell/>
              <table:table-cell>
                <text:p text:style-name="P5"><text:span text:style-name="T18">Not enough just pray, read the Bible once a week. Must have a care group with bother and sister in spirit, to support the spiritual man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16" draw:text-style-name="P18" draw:layer="layout" svg:width="28cm" svg:height="21cm" svg:x="0cm" svg:y="-0.3cm">
          <draw:text-box>
            <text:p text:style-name="P15"><text:span text:style-name="T13">III</text:span></text:p>
          </draw:text-box>
        </draw:frame>
        <draw:frame draw:style-name="standard" draw:layer="layout" svg:width="27.914cm" svg:height="7.465cm" svg:x="0.085cm" svg:y="1.1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5"><text:span text:style-name="T17">b.</text:span></text:p>
              </table:table-cell>
              <table:table-cell>
                <text:p text:style-name="P5"><text:span text:style-name="T17">Setiap hari beraktifitas dengan Roh Kudus.</text:span></text:p>
              </table:table-cell>
            </table:table-row>
            <table:table-row table:style-name="ro4" table:default-cell-style-name="ce2">
              <table:table-cell/>
              <table:table-cell>
                <text:p text:style-name="P5"><text:span text:style-name="T18">Every day have activity with Holy Spirit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16" draw:text-style-name="P18" draw:layer="layout" svg:width="28cm" svg:height="21cm" svg:x="0cm" svg:y="-0.3cm">
          <draw:text-box>
            <text:p text:style-name="P15"><text:span text:style-name="T13">III</text:span></text:p>
          </draw:text-box>
        </draw:frame>
        <draw:frame draw:style-name="standard" draw:layer="layout" svg:width="27.914cm" svg:height="12.673cm" svg:x="0.085cm" svg:y="1.1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5"><text:span text:style-name="T17">c.</text:span></text:p>
              </table:table-cell>
              <table:table-cell>
                <text:p text:style-name="P5"><text:span text:style-name="T17">Kehidupan seperti ini membawa kita masuk lebih dalam, mengalami kepenuhan Roh Kudus yg lebih banyak lagi</text:span></text:p>
              </table:table-cell>
            </table:table-row>
            <table:table-row table:style-name="ro4" table:default-cell-style-name="ce2">
              <table:table-cell/>
              <table:table-cell>
                <text:p text:style-name="P5"><text:span text:style-name="T18">This kind of life bring us deeper, experience the fullness of Holy Spirit even mor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8" draw:text-style-name="P21" draw:layer="layout" svg:width="28cm" svg:height="1.97cm" svg:x="0cm" svg:y="17.272cm">
          <draw:text-box>
            <text:p text:style-name="P5"><text:span text:style-name="T13">Amin | </text:span><text:span text:style-name="T21">Ame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3" draw:text-style-name="P6" draw:layer="layout" svg:width="28cm" svg:height="4.001cm" svg:x="0cm" svg:y="0.678cm">
          <draw:text-box>
            <text:p text:style-name="P5"><text:span text:style-name="T4">Melayani lebih sungguh</text:span></text:p>
          </draw:text-box>
        </draw:frame>
        <draw:frame draw:style-name="gr19" draw:text-style-name="P8" draw:layer="layout" svg:width="28cm" svg:height="11.344cm" svg:x="0cm" svg:y="4.734cm">
          <draw:text-box>
            <text:p text:style-name="P5"><text:span text:style-name="T7">Melayani, melayani lebih sungguh</text:span></text:p>
            <text:p text:style-name="P5"><text:span text:style-name="T7"/></text:p>
            <text:p text:style-name="P5"><text:span text:style-name="T7">Melayani, melayani lebih sungguh</text:span></text:p>
            <text:p text:style-name="P5"><text:span text:style-name="T7"/></text:p>
            <text:p text:style-name="P5"><text:span text:style-name="T7">Tuhan lebih dulu melayani kepadaku</text:span></text:p>
            <text:p text:style-name="P5"><text:span text:style-name="T7"/></text:p>
            <text:p text:style-name="P5"><text:span text:style-name="T7">Melayani, melayani lebih sungguh</text:span></text:p>
          </draw:text-box>
        </draw:frame>
        <draw:frame draw:style-name="gr6" draw:text-style-name="P5" draw:layer="layout" svg:width="28cm" svg:height="16.12cm" svg:x="0cm" svg:y="4.734cm">
          <draw:text-box>
            <text:p text:style-name="P5"><text:span text:style-name="T6"/></text:p>
            <text:p text:style-name="P5"><text:span text:style-name="T6">Serve, server more dearly</text:span></text:p>
            <text:p text:style-name="P5"><text:span text:style-name="T6"/></text:p>
            <text:p text:style-name="P5"><text:span text:style-name="T6">Serve, server more dearly</text:span></text:p>
            <text:p text:style-name="P5"><text:span text:style-name="T6"/></text:p>
            <text:p text:style-name="P5"><text:span text:style-name="T6">God had served me first</text:span></text:p>
            <text:p text:style-name="P5"><text:span text:style-name="T6"/></text:p>
            <text:p text:style-name="P5"><text:span text:style-name="T6">Serve, server more dearl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 style:font-pitch="variable"/>
    <style:font-face style:name="Tiresias Infofont" svg:font-family="'Tiresias Infofont'" style:font-pitch="variable"/>
    <style:font-face style:name="Univers 45 Light1" svg:font-family="'Univers 45 Light'" style:font-family-generic="modern" style:font-pitch="variable"/>
    <style:font-face style:name="Univers 45 Light" svg:font-family="'Univers 45 Light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ChurchSlide" draw:style="axial" draw:start-color="#1c052e" draw:end-color="#390a5d" draw:start-intensity="100%" draw:end-intensity="60%" draw:angle="9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" draw:style="axial" draw:start-color="#1c052e" draw:end-color="#390a5d" draw:start-intensity="100%" draw:end-intensity="60%" draw:angle="9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2.516cm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resias Infofont" fo:font-family="'Tiresias Infofont'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svg:stroke-color="#000000" draw:fill="none" draw:shadow-offset-x="0.203cm" draw:shadow-offset-y="0.203cm"/>
      <style:paragraph-properties fo:margin-top="0cm" fo:margin-bottom="0.051cm">
        <style:tab-stops/>
      </style:paragraph-properties>
      <style:text-properties fo:color="#ffffff" fo:font-size="44pt" fo:text-shadow="1pt 1pt"/>
    </style:style>
    <style:style style:name="textbody" style:family="graphic" style:parent-style-name="standard">
      <style:graphic-properties draw:stroke="none" draw:stroke-dash="Dashed_20__28_var_29__20_4" draw:fill="none"/>
      <style:paragraph-properties fo:margin-top="0cm" fo:margin-bottom="0.051cm"/>
      <style:text-properties fo:color="#8ccfb7" fo:font-size="44pt" fo:text-shadow="1pt 1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svg:stroke-color="#000000" draw:fill="none" draw:shadow-offset-x="0.203cm" draw:shadow-offset-y="0.203cm">
        <text:list-style style:name="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text-transform="uppercase" fo:color="#ef413d" style:text-outline="false" style:text-line-through-style="none" style:text-line-through-type="none" style:text-position="0% 100%" style:font-name="Liberation Serif1" fo:font-family="'Liberation Serif'" style:font-style-name="Regular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 fo:text-align="end"/>
      <style:text-properties fo:color="#b2b2b2" style:font-name="Univers 45 Light" fo:font-family="'Univers 45 Light'" style:font-style-name="Regular" style:font-family-generic="modern" style:font-pitch="variable" fo:font-size="18pt" fo:font-weight="250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2.516cm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resias Infofont" fo:font-family="'Tiresias Infofont'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_5f_1" style:display-name="Text_1" style:family="graphic" style:parent-style-name="Default_5f_1">
      <style:graphic-properties draw:stroke="none" draw:stroke-dash="Dashed_20__28_var_29__20_4" svg:stroke-color="#000000" draw:fill="none" draw:fill-gradient-name="Gradient_20_2" draw:fill-hatch-name="Hatching_20_1" draw:fill-image-name="Bitmap_20_1" draw:shadow-offset-x="0.203cm" draw:shadow-offset-y="0.203cm"/>
      <style:paragraph-properties fo:margin-top="0cm" fo:margin-bottom="0.051cm">
        <style:tab-stops/>
      </style:paragraph-properties>
      <style:text-properties fo:color="#ffffff" fo:font-size="44pt" fo:text-shadow="1pt 1pt"/>
    </style:style>
    <style:style style:name="Text_20_body_5f_1" style:display-name="Text body_1" style:family="graphic" style:parent-style-name="Default_5f_1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cm" fo:margin-bottom="0.051cm"/>
      <style:text-properties fo:color="#bce4e5" fo:font-size="44pt" fo:text-shadow="1pt 1pt"/>
    </style:style>
    <style:style style:name="Title_5f_1" style:display-name="Title_1" style:family="graphic" style:parent-style-name="Default_5f_1">
      <style:graphic-properties draw:stroke="none" draw:stroke-dash="Dashed_20__28_var_29__20_4" svg:stroke-color="#000000" draw:fill="none" draw:fill-gradient-name="Gradient_20_2" draw:fill-hatch-name="Hatching_20_1" draw:fill-image-name="Bitmap_20_1" draw:shadow-offset-x="0.203cm" draw:shadow-offset-y="0.203cm">
        <text:list-style style:name="Title_5f_1" style:display-name="Tit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text-transform="uppercase" fo:color="#f58220" style:text-outline="false" style:text-line-through-style="none" style:text-line-through-type="none" style:text-position="0% 100%" style:font-name="Univers 45 Light" fo:font-family="'Univers 45 Light'" style:font-style-name="Regular" style:font-family-generic="modern" style:font-pitch="variable" fo:font-size="44pt" fo:letter-spacing="normal" fo:language="en" fo:country="US" fo:font-style="normal" fo:text-shadow="none" style:text-underline-style="none" fo:font-weight="250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ermon" style:family="graphic" style:parent-style-name="title">
      <style:text-properties fo:font-size="54pt"/>
    </style:style>
    <style:style style:name="VerseMain" style:family="graphic" style:parent-style-name="standard">
      <style:graphic-properties draw:stroke-dash="Dashed_20__28_var_29__20_4"/>
      <style:paragraph-properties fo:text-align="end"/>
      <style:text-properties fo:font-size="40pt"/>
    </style:style>
    <style:style style:name="VerseTranlated" style:family="graphic" style:parent-style-name="standard">
      <style:graphic-properties draw:stroke-dash="Dashed_20__28_var_29__20_4" draw:fill-gradient-name="Gradient_20_2" draw:fill-hatch-name="Hatching_20_1" draw:fill-image-name="Bitmap_20_1"/>
      <style:paragraph-properties fo:text-align="end"/>
      <style:text-properties fo:color="#bce4e5" fo:font-size="40pt"/>
    </style:style>
    <style:style style:name="Default_5f_1_5f_1" style:display-name="Default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2.516cm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resias Infofont" fo:font-family="'Tiresias Infofont'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ermon_5f_1" style:display-name="Sermon_1" style:family="graphic" style:parent-style-name="title">
      <style:text-properties fo:font-size="5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nux Libertine G" fo:font-family="'Linux Libertine G'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 draw:shadow="visible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f58220" style:text-outline="false" style:text-line-through-style="none" style:text-line-through-type="none" style:text-position="0% 100%" style:font-name="Liberation Serif1" fo:font-family="'Liberation Serif'" style:font-style-name="Regular" style:font-family-generic="roman" style:font-pitch="variable" fo:font-size="48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1T20:24:38.901000000</meta:creation-date>
    <meta:editing-duration>PT14M9S</meta:editing-duration>
    <meta:editing-cycles>6</meta:editing-cycles>
    <meta:generator>LibreOffice/6.0.4.2$Linux_X86_64 LibreOffice_project/00m0$Build-2</meta:generator>
    <dc:date>2018-06-02T14:36:05.870568636</dc:date>
    <meta:document-statistic meta:object-count="153"/>
  </office:meta>
</office:document-meta>
</file>